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3340CCB6140EB7B12B7.png" manifest:media-type="image/png"/>
  <manifest:file-entry manifest:full-path="Pictures/100002010000030000000124E6B4A50BABDB5BD2.png" manifest:media-type="image/png"/>
  <manifest:file-entry manifest:full-path="Pictures/10000201000002FA000000B0555E853EC42F3A0F.png" manifest:media-type="image/png"/>
  <manifest:file-entry manifest:full-path="Pictures/10000201000002F8000000BD63E4E4790BDF26E9.png" manifest:media-type="image/png"/>
  <manifest:file-entry manifest:full-path="Pictures/10000201000002F40000028BCCE41F4F5B5FAFF4.png" manifest:media-type="image/png"/>
  <manifest:file-entry manifest:full-path="Pictures/1000020100000305000000B079739A0D57B108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c7e" officeooo:paragraph-rsid="00183c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2D - Array: Max Sum of Hourglasses</text:p>
      <text:p text:style-name="P1"><draw:frame draw:style-name="fr1" draw:name="Image1" text:anchor-type="char" svg:width="19.001cm" svg:height="20.443cm" draw:z-index="0"><draw:image xlink:href="Pictures/10000201000002FA000003340CCB6140EB7B12B7.png" xlink:type="simple" xlink:show="embed" xlink:actuate="onLoad" draw:mime-type="image/png"/></draw:frame></text:p>
      <text:p text:style-name="P1"><text:s/></text:p>
      <text:p text:style-name="P1"><draw:frame draw:style-name="fr1" draw:name="Image2" text:anchor-type="char" svg:width="19.001cm" svg:height="4.387cm" draw:z-index="1"><draw:image xlink:href="Pictures/10000201000002FA000000B0555E853EC42F3A0F.png" xlink:type="simple" xlink:show="embed" xlink:actuate="onLoad" draw:mime-type="image/png"/></draw:frame><text:s/></text:p>
      <text:p text:style-name="P1"/>
      <text:p text:style-name="P1"><draw:frame draw:style-name="fr3" draw:name="Image3" text:anchor-type="char" svg:width="18.419cm" svg:height="15.861cm" draw:z-index="2"><draw:image xlink:href="Pictures/10000201000002F40000028BCCE41F4F5B5FAFF4.png" xlink:type="simple" xlink:show="embed" xlink:actuate="onLoad" draw:mime-type="image/png"/></draw:frame><text:soft-page-break/><text:s/></text:p>
      <text:p text:style-name="P1"><draw:frame draw:style-name="fr3" draw:name="Image4" text:anchor-type="char" svg:width="18.154cm" svg:height="4.514cm" draw:z-index="3"><draw:image xlink:href="Pictures/10000201000002F8000000BD63E4E4790BDF26E9.png" xlink:type="simple" xlink:show="embed" xlink:actuate="onLoad" draw:mime-type="image/png"/></draw:frame><text:s/></text:p>
      <text:p text:style-name="P1"><draw:frame draw:style-name="fr2" draw:name="Image5" text:anchor-type="char" svg:width="15.72cm" svg:height="5.976cm" draw:z-index="4"><draw:image xlink:href="Pictures/100002010000030000000124E6B4A50BABDB5BD2.png" xlink:type="simple" xlink:show="embed" xlink:actuate="onLoad" draw:mime-type="image/png"/></draw:frame></text:p>
      <text:p text:style-name="P1"><text:soft-page-break/><text:s/><draw:frame draw:style-name="fr1" draw:name="Image6" text:anchor-type="char" svg:width="19.001cm" svg:height="4.325cm" draw:z-index="5"><draw:image xlink:href="Pictures/1000020100000305000000B079739A0D57B108B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9:41:49.533000000</meta:creation-date>
    <dc:date>2022-01-31T21:39:11.815000000</dc:date>
    <meta:editing-duration>PT1H57M22S</meta:editing-duration>
    <meta:editing-cycles>2</meta:editing-cycles>
    <meta:generator>LibreOffice/7.1.8.1$Windows_X86_64 LibreOffice_project/e1f30c802c3269a1d052614453f260e49458c82c</meta:generator>
    <meta:document-statistic meta:table-count="0" meta:image-count="6" meta:object-count="0" meta:page-count="3" meta:paragraph-count="6" meta:word-count="8" meta:character-count="42" meta:non-whitespace-character-count="30"/>
  </office:meta>
</office:document-meta>
</file>